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Floor</text:p>
      <text:p text:style-name="P1">Floor <text:s text:c="1"/>// Elementwise floor operation</text:p>
      <text:h text:style-name="Heading_20_1" text:outline-level="1">Description</text:h>
      <text:p text:style-name="First_20_paragraph">Produces a single output tensor of the same element type and shape as <text:span text:style-name="Source_Text">arg,</text:span> where the value at each coordinate of <text:span text:style-name="Source_Text">output</text:span> is the floor of the value at each <text:span text:style-name="Source_Text">arg</text:span>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Not defined by nGraph.</text:p>
      <text:p text:style-name="Text_20_body">The backprop would be zero for non-integer input and undefined for integer input; a zero backprop would have no effect on the backprop to <text:span text:style-name="Source_Text">arg</text:span>, so there is no need for <text:span text:style-name="Source_Text">Floor</text:span> to define a backprop.</text:p>
      <text:h text:style-name="Heading_20_1" text:outline-level="1">C++ Interface</text:h>
      <text:p text:style-name="First_20_paragraph">ngraph::op::v0::Flo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loor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 stretchy="false" form="prefix">⌊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⌋</mo>
  </mrow>
</math>
</file>